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2edd2" officeooo:paragraph-rsid="0002edd2"/>
    </style:style>
    <style:style style:name="T1" style:family="text">
      <style:text-properties fo:color="#ff0000" loext:opacity="100%"/>
    </style:style>
    <style:style style:name="T2" style:family="text">
      <style:text-properties fo:color="#81d41a" loext:opacity="100%"/>
    </style:style>
    <style:style style:name="T3" style:family="text">
      <style:text-properties fo:color="#069a2e" loext:opacity="100%"/>
    </style:style>
    <style:style style:name="T4" style:family="text">
      <style:text-properties fo:color="#3465a4" loext:opacity="100%"/>
    </style:style>
    <style:style style:name="T5" style:family="text">
      <style:text-properties fo:color="#ff4000" loext:opacity="100%"/>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span text:style-name="T1">The field of materials science is experiencing an exponential growth in the volume of research.</text:span> <text:span text:style-name="T3">However, these quantity of information presents a significant challenge for researchers, making it increasingly difficult to stay updated with the latest developments. </text:span><text:span text:style-name="T4">Despite this, there is a notable gap in the availability of tools that can automate the generation of comprehensive literature reviews, which are essential for synthesizing and understanding emerging trends. </text:span><text:span text:style-name="T5">To address this challenge, this master thesis' objective is to develop an open-source software solution that uses large language models to automatically generate literature reviews tailored to users' studies in materials science.</text:span> The software allows researchers to input their collection of studies to generate a cohesive and detailed article review based on the provided literature. By <text:s/>the literature review process, this tool empowers materials science researchers to efficiently track new advancements in their fields, keeping pace with the fast flow of research publications. This solution also enables scientists to quickly summarize the key ideas from multiple studies, enhancing both productivity and insight in the scientific process.</text:p>
      <text:p text:style-name="Standard"/>
      <text:p text:style-name="P1">Vermelho – Introdução</text:p>
      <text:p text:style-name="P1"><text:span text:style-name="T3">Verde</text:span> – Gap</text:p>
      <text:p text:style-name="P1"><text:span text:style-name="T4">Azul</text:span> – Proposta</text:p>
      <text:p text:style-name="P1"><text:span text:style-name="T5">Laranja </text:span>– Método</text:p>
      <text:p text:style-name="P1">Roxo - Utilidad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27T17:26:46.342976339</meta:creation-date>
    <dc:date>2024-09-27T17:28:52.801099336</dc:date>
    <meta:editing-duration>PT2M6S</meta:editing-duration>
    <meta:editing-cycles>1</meta:editing-cycles>
    <meta:document-statistic meta:table-count="0" meta:image-count="0" meta:object-count="0" meta:page-count="1" meta:paragraph-count="6" meta:word-count="184" meta:character-count="1294" meta:non-whitespace-character-count="1111"/>
    <meta:generator>LibreOffice/7.6.5.2$Linux_X86_64 LibreOffice_project/60$Build-2</meta:generator>
  </office:meta>
</office:document-meta>
</file>